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cm"/>
    </style:style>
    <style:style style:name="gr2" style:family="graphic" style:parent-style-name="standard">
      <style:graphic-properties draw:stroke="none" svg:stroke-color="#000000" draw:fill="none" draw:fill-color="#ffffff" fo:min-height="3.5cm"/>
    </style:style>
    <style:style style:name="gr3" style:family="graphic" style:parent-style-name="objectwithoutfill">
      <style:graphic-properties draw:marker-start="" draw:marker-end="Arrow" draw:fill="none" draw:textarea-horizontal-align="center" draw:textarea-vertical-align="middle"/>
    </style:style>
    <style:style style:name="gr4" style:family="graphic" style:parent-style-name="objectwithoutfill">
      <style:graphic-properties draw:marker-end="Arrow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5cm"/>
    </style:style>
    <style:style style:name="co1" style:family="table-column">
      <style:table-column-properties style:column-width="5.159cm" style:use-optimal-column-width="false"/>
    </style:style>
    <style:style style:name="co2" style:family="table-column">
      <style:table-column-properties style:column-width="4.1cm" style:use-optimal-column-width="false"/>
    </style:style>
    <style:style style:name="co3" style:family="table-column">
      <style:table-column-properties style:column-width="3.344cm" style:use-optimal-column-width="false"/>
    </style:style>
    <style:style style:name="co4" style:family="table-column">
      <style:table-column-properties style:column-width="2.355cm" style:use-optimal-column-width="false"/>
    </style:style>
    <style:style style:name="co5" style:family="table-column">
      <style:table-column-properties style:column-width="2.226cm" style:use-optimal-column-width="false"/>
    </style:style>
    <style:style style:name="co6" style:family="table-column">
      <style:table-column-properties style:column-width="2.869cm" style:use-optimal-column-width="false"/>
    </style:style>
    <style:style style:name="co7" style:family="table-column">
      <style:table-column-properties style:column-width="1.939cm" style:use-optimal-column-width="false"/>
    </style:style>
    <style:style style:name="co8" style:family="table-column">
      <style:table-column-properties style:column-width="2.782cm" style:use-optimal-column-width="false"/>
    </style:style>
    <style:style style:name="co9" style:family="table-column">
      <style:table-column-properties style:column-width="1.962cm" style:use-optimal-column-width="false"/>
    </style:style>
    <style:style style:name="ro1" style:family="table-row">
      <style:table-row-properties style:row-height="2.62cm"/>
    </style:style>
    <style:style style:name="ro2" style:family="table-row">
      <style:table-row-properties style:row-height="0.284cm"/>
    </style:style>
    <style:style style:name="ce1" style:family="table-cell">
      <style:graphic-properties style:repeat="repeat" draw:textarea-vertical-align="top"/>
    </style:style>
    <style:style style:name="ce2" style:family="table-cell">
      <style:graphic-properties style:repeat="repeat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5cm" svg:height="2.618cm" svg:x="10cm" svg:y="2cm">
          <draw:text-box>
            <text:p><text:span text:style-name="T1">PIC Cicle</text:span></text:p>
          </draw:text-box>
        </draw:frame>
        <draw:frame draw:style-name="gr1" draw:text-style-name="P2" draw:layer="layout" svg:width="7cm" svg:height="3.561cm" svg:x="11cm" svg:y="6.939cm">
          <draw:text-box>
            <text:p><text:span text:style-name="T2">Field Solver</text:span></text:p>
            <text:p><text:span text:style-name="T3"><text:tab/></text:span><text:span text:style-name="T3">- updateE</text:span></text:p>
            <text:p><text:span text:style-name="T3"><text:tab/></text:span><text:span text:style-name="T3">- updateB</text:span></text:p>
            <text:p><text:span text:style-name="T4"/></text:p>
          </draw:text-box>
        </draw:frame>
        <draw:frame draw:style-name="gr2" draw:text-style-name="P2" draw:layer="layout" svg:width="8cm" svg:height="3.75cm" svg:x="18.5cm" svg:y="13.5cm">
          <draw:text-box>
            <text:p><text:span text:style-name="T2">Particle Pusher</text:span></text:p>
            <text:p><text:span text:style-name="T3"><text:tab/></text:span><text:span text:style-name="T3">- moveParticles</text:span></text:p>
            <text:p><text:span text:style-name="T3"/></text:p>
          </draw:text-box>
        </draw:frame>
        <draw:frame draw:style-name="gr2" draw:text-style-name="P2" draw:layer="layout" svg:width="8cm" svg:height="3.75cm" svg:x="3.5cm" svg:y="13.25cm">
          <draw:text-box>
            <text:p><text:span text:style-name="T2">Current</text:span></text:p>
            <text:p><text:span text:style-name="T3"><text:tab/></text:span><text:span text:style-name="T3">- computeCurrent</text:span></text:p>
            <text:p><text:span text:style-name="T3"><text:tab/></text:span><text:span text:style-name="T3">- addCurrentToE</text:span></text:p>
          </draw:text-box>
        </draw:frame>
        <draw:path draw:style-name="gr3" draw:text-style-name="P3" draw:layer="layout" svg:width="5.691cm" svg:height="2.846cm" draw:transform="rotate (-0.321664181142556) translate (18.5cm 8cm)" svg:viewBox="0 0 5692 2847" svg:d="m0 0c4743 0 5692 2847 5692 2847">
          <text:p/>
        </draw:path>
        <draw:path draw:style-name="gr4" draw:text-style-name="P3" draw:layer="layout" svg:width="6.929cm" svg:height="0.989cm" draw:transform="rotate (-2.99969738540265) translate (17.5000000000043cm 14.5000000000299cm)" svg:viewBox="0 0 6930 990" svg:d="m0 0c3536 0 6930 990 6930 990">
          <text:p/>
        </draw:path>
        <draw:path draw:style-name="gr4" draw:text-style-name="P3" draw:layer="layout" svg:width="5.691cm" svg:height="2.845cm" draw:transform="rotate (1.24913214565234) translate (5cm 13cm)" svg:viewBox="0 0 5692 2846" svg:d="m0 0c3162 0 5692 2846 5692 2846">
          <text:p/>
        </draw:path>
        <draw:frame draw:style-name="gr5" draw:layer="layout" svg:width="5cm" svg:height="1.75cm" svg:x="23cm" svg:y="18.5cm">
          <draw:text-box>
            <text:p>04.10.2011</text:p>
          </draw:text-box>
        </draw:frame>
      </draw:page>
      <draw:page draw:name="page2" draw:style-name="dp1" draw:master-page-name="Default">
        <draw:frame draw:style-name="standard" draw:layer="layout" svg:width="26.735cm" svg:height="11.556cm" svg:x="1.667cm" svg:y="6.83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>method</text:p>
              </table:table-cell>
              <table:table-cell>
                <text:p>needs data from</text:p>
              </table:table-cell>
              <table:table-cell table:style-name="ce2">
                <text:p>writes data to</text:p>
              </table:table-cell>
              <table:table-cell>
                <text:p>left</text:p>
              </table:table-cell>
              <table:table-cell>
                <text:p>top</text:p>
              </table:table-cell>
              <table:table-cell>
                <text:p>front</text:p>
              </table:table-cell>
              <table:table-cell>
                <text:p>right</text:p>
              </table:table-cell>
              <table:table-cell table:style-name="ce2">
                <text:p>bottom</text:p>
              </table:table-cell>
              <table:table-cell table:style-name="ce2">
                <text:p>back</text:p>
              </table:table-cell>
            </table:table-row>
            <table:table-row table:style-name="ro2" table:default-cell-style-name="ce1">
              <table:table-cell>
                <text:p>updateE</text:p>
              </table:table-cell>
              <table:table-cell>
                <text:p>fieldB</text:p>
              </table:table-cell>
              <table:table-cell table:style-name="ce2"/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 table:style-name="ce2">
                <text:p>0</text:p>
              </table:table-cell>
              <table:table-cell table:style-name="ce2">
                <text:p>0</text:p>
              </table:table-cell>
            </table:table-row>
            <table:table-row table:style-name="ro2" table:default-cell-style-name="ce2">
              <table:table-cell/>
              <table:table-cell/>
              <table:table-cell>
                <text:p>fieldE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ce2">
              <table:table-cell>
                <text:p>updateB</text:p>
              </table:table-cell>
              <table:table-cell>
                <text:p>fieldE</text:p>
              </table:table-cell>
              <table:table-cell/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2" table:default-cell-style-name="ce2">
              <table:table-cell/>
              <table:table-cell/>
              <table:table-cell>
                <text:p>fieldB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ce2">
              <table:table-cell>
                <text:p>moveParticles</text:p>
              </table:table-cell>
              <table:table-cell>
                <text:p>fieldE</text:p>
                <text:p>fieldB</text:p>
                <text:p>particles</text:p>
              </table:table-cell>
              <table:table-cell>
                <text:p/>
                <text:p/>
                <text:p>particles</text:p>
              </table:table-cell>
              <table:table-cell>
                <text:p>1</text:p>
                <text:p>1</text:p>
              </table:table-cell>
              <table:table-cell>
                <text:p>1</text:p>
                <text:p>1</text:p>
              </table:table-cell>
              <table:table-cell>
                <text:p>1</text:p>
                <text:p>1</text:p>
              </table:table-cell>
              <table:table-cell>
                <text:p>1</text:p>
                <text:p>1</text:p>
              </table:table-cell>
              <table:table-cell>
                <text:p>1</text:p>
                <text:p>1</text:p>
              </table:table-cell>
              <table:table-cell>
                <text:p>1</text:p>
                <text:p>1</text:p>
              </table:table-cell>
            </table:table-row>
            <table:table-row table:style-name="ro2" table:default-cell-style-name="ce2">
              <table:table-cell>
                <text:p>computeCurrent</text:p>
              </table:table-cell>
              <table:table-cell>
                <text:p>particles</text:p>
              </table:table-cell>
              <table:table-cell>
                <text:p/>
                <text:p>fieldJ</text:p>
              </table:table-cell>
              <table:table-cell>
                <text:p/>
                <text:p>1</text:p>
              </table:table-cell>
              <table:table-cell>
                <text:p/>
                <text:p>1</text:p>
              </table:table-cell>
              <table:table-cell>
                <text:p/>
                <text:p>1</text:p>
              </table:table-cell>
              <table:table-cell>
                <text:p/>
                <text:p>2</text:p>
              </table:table-cell>
              <table:table-cell>
                <text:p/>
                <text:p>2</text:p>
              </table:table-cell>
              <table:table-cell>
                <text:p/>
                <text:p>2</text:p>
              </table:table-cell>
            </table:table-row>
            <table:table-row table:style-name="ro2" table:default-cell-style-name="ce2">
              <table:table-cell>
                <text:p>addCurrentToE</text:p>
              </table:table-cell>
              <table:table-cell>
                <text:p>fieldJ</text:p>
              </table:table-cell>
              <table:table-cell>
                <text:p>fieldE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18cm" svg:height="5.381cm" svg:x="5.5cm" svg:y="1.33cm">
          <draw:text-box>
            <text:p text:style-name="P3"><text:span text:style-name="T5">Dependencies</text:span></text:p>
            <text:p text:style-name="P3"><text:span text:style-name="T3"/></text:p>
            <text:p text:style-name="P3"><text:span text:style-name="T3">simulation characteristics:</text:span></text:p>
            <text:p text:style-name="P3"><text:span text:style-name="T3">Cloud-in-Cell (CIC), Yee Field Solver</text:span></text:p>
            <text:p text:style-name="P3"><text:span text:style-name="T3">Second-order derivatives</text:span></text:p>
            <text:p text:style-name="P3"><text:span text:style-name="T3">Villasenor Bunema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urau </meta:initial-creator>
    <meta:creation-date>2011-10-04T11:09:16</meta:creation-date>
    <dc:date>2013-08-09T14:21:49</dc:date>
    <dc:creator>Axel </dc:creator>
    <meta:editing-duration>PT4H28M43S</meta:editing-duration>
    <meta:editing-cycles>21</meta:editing-cycles>
    <meta:generator>LibreOffice/3.5$Linux_x86 LibreOffice_project/350m1$Build-2</meta:generator>
    <meta:document-statistic meta:object-count="10"/>
  </office:meta>
</office:document-meta>
</file>